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fo:language="en" fo:country="US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fo:language="ru" fo:country="RU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fo:font-size="8pt" fo:language="ru" fo:country="RU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_figure:</text:p>
      <text:p text:style-name="P2">something that contains noticeable patterns (figures) to start building the algorythm from.</text:p>
      <text:p text:style-name="P2">Those patterns are used as stencils to select specific sub-figures from the base_figure</text:p>
      <text:p text:style-name="P2"/>
      <text:p text:style-name="P4"><text:span text:style-name="T2">noticeable_pattern</text:span><text:span text:style-name="T1"> in </text:span><text:span text:style-name="T3">the </text:span><text:span text:style-name="T1">base_figure </text:span><text:span text:style-name="T3">is used as a stencil for pulling out the sub-figure.</text:span></text:p>
      <text:p text:style-name="P4"><text:span text:style-name="T3"/></text:p>
      <text:p text:style-name="P5"><text:span text:style-name="T3">next base_figure:</text:span><text:span text:style-name="T4"> it is concidered completely built when all the stencils-from are visible in this figure, and it's possible to pull sub-figures out of that figure.</text:span></text:p>
      <text:p text:style-name="P5"><text:span text:style-name="T4"/></text:p>
      <text:p text:style-name="P5"><text:span text:style-name="T4"/></text:p>
      <text:p text:style-name="P5"><text:span text:style-name="T3">buffer: </text:span><text:span text:style-name="T4">It's old sub-figures, that were pulled out with a stencil, and the position of which can be used for the next stencils, so, they are saved in memory during the algorithm's procession.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10-17T03:53:17.65</meta:creation-date>
    <meta:generator>OpenOffice/4.1.6$Win32 OpenOffice.org_project/416m1$Build-9790</meta:generator>
    <dc:date>2019-03-24T13:25:28.77</dc:date>
    <meta:editing-duration>P18DT19H47M47S</meta:editing-duration>
    <meta:editing-cycles>44</meta:editing-cycles>
    <dc:creator>Victor Rybin</dc:creator>
    <meta:document-statistic meta:table-count="0" meta:image-count="0" meta:object-count="0" meta:page-count="1" meta:paragraph-count="6" meta:word-count="99" meta:character-count="635"/>
  </office:meta>
</office:document-meta>
</file>